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2.217cm" table:align="center"/>
    </style:style>
    <style:style style:name="Tabelle1.A" style:family="table-column">
      <style:table-column-properties style:column-width="12.217cm"/>
    </style:style>
    <style:style style:name="Tabelle1.A1" style:family="table-cell">
      <style:table-cell-properties style:vertical-align="middle" fo:padding="0.049cm" fo:border="none"/>
    </style:style>
    <style:style style:name="P1" style:family="paragraph" style:parent-style-name="List_20_Contents">
      <style:paragraph-properties fo:margin-top="0cm" fo:margin-bottom="0.499cm"/>
    </style:style>
    <style:style style:name="T1" style:family="text">
      <style:text-properties style:text-position="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Animation: Selection Sort</text:h>
      <text:p text:style-name="Text_20_body"><text:a xlink:type="simple" xlink:href="http://www.animal.ahrgr.de/animSystems.php3?lang=de">Verzeichnis der Animationssysteme</text:a> -- <text:a xlink:type="simple" xlink:href="http://www.animal.ahrgr.de/animations.php3?lang=de">Sammlung der Animationen</text:a></text:p>
      <text:p text:style-name="List_20_Heading">Beschreibung </text:p>
      <text:p text:style-name="P1">Das Verfahren <text:span text:style-name="Emphasis">Selection Sort</text:span> ("Sortieren durch Auswahl", "Auswahlsortierung") ist das wohl einfachste Sortierverfahren. </text:p>
      <text:p text:style-name="P1">Die Grundidee des Verfahrens besteht darin, im <text:span text:style-name="Emphasis">i.</text:span> Schritt jeweils das <text:span text:style-name="Emphasis">i-t kleinste</text:span> Element zu bestimmen und an seine korrekte Position zu setzen. </text:p>
      <text:p text:style-name="P1">Da für das Bestimmen des Minimums immer <text:span text:style-name="Emphasis">n-i</text:span> Elemente gelesen werden müssen und diese Bestimmung <text:span text:style-name="Emphasis">n-1</text:span>mal erfolgen muß, liegt die Komplexität damit bei <text:span text:style-name="Emphasis">O(n</text:span><text:span text:style-name="Emphasis"><text:span text:style-name="T1">2</text:span></text:span><text:span text:style-name="Emphasis">)</text:span> für <text:span text:style-name="Emphasis">alle</text:span> Eingaben - und damit sehr hoch für die Sortierung. </text:p>
      <text:p text:style-name="List_20_Heading">Beispielbild(er): 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Table_20_Contents"><draw:frame draw:style-name="fr1" draw:name="Grafik1" text:anchor-type="as-char" svg:width="11.774cm" svg:height="7.514cm" draw:z-index="0"><draw:image xlink:href="http://www.animal.ahrgr.de/Anims/AnimPics/de/selectionSort1.gif" xlink:type="simple" xlink:show="embed" xlink:actuate="onLoad"/><svg:desc>demo Image, see caption</svg:desc></draw:frame> </text:p>
          </table:table-cell>
        </table:table-row>
        <table:table-row>
          <table:table-cell table:style-name="Tabelle1.A1" office:value-type="string">
            <text:p text:style-name="Table_20_Contents">Anfang des Verfahrens mit Sourcecode</text:p>
          </table:table-cell>
        </table:table-row>
        <table:table-row>
          <table:table-cell table:style-name="Tabelle1.A1" office:value-type="string">
            <text:p text:style-name="Table_20_Contents"><draw:frame draw:style-name="fr1" draw:name="Grafik2" text:anchor-type="as-char" svg:width="11.906cm" svg:height="7.541cm" draw:z-index="1"><draw:image xlink:href="http://www.animal.ahrgr.de/Anims/AnimPics/de/selectionSort2.gif" xlink:type="simple" xlink:show="embed" xlink:actuate="onLoad"/><svg:desc>demo Image, see caption</svg:desc></draw:frame> </text:p>
          </table:table-cell>
        </table:table-row>
        <table:table-row>
          <table:table-cell table:style-name="Tabelle1.A1" office:value-type="string">
            <text:p text:style-name="Table_20_Contents">Bestimmung des ersten minimalen Elements</text:p>
          </table:table-cell>
        </table:table-row>
        <text:soft-page-break/>
        <table:table-row>
          <table:table-cell table:style-name="Tabelle1.A1" office:value-type="string">
            <text:p text:style-name="Table_20_Contents"><draw:frame draw:style-name="fr1" draw:name="Grafik3" text:anchor-type="as-char" svg:width="11.827cm" svg:height="7.514cm" draw:z-index="2"><draw:image xlink:href="http://www.animal.ahrgr.de/Anims/AnimPics/de/selectionSort3.gif" xlink:type="simple" xlink:show="embed" xlink:actuate="onLoad"/><svg:desc>demo Image, see caption</svg:desc></draw:frame> </text:p>
          </table:table-cell>
        </table:table-row>
        <table:table-row>
          <table:table-cell table:style-name="Tabelle1.A1" office:value-type="string">
            <text:p text:style-name="Table_20_Contents">Nach Einfügen des ersten minimalen Elements</text:p>
          </table:table-cell>
        </table:table-row>
        <table:table-row>
          <table:table-cell table:style-name="Tabelle1.A1" office:value-type="string">
            <text:p text:style-name="Table_20_Contents"><draw:frame draw:style-name="fr1" draw:name="Grafik4" text:anchor-type="as-char" svg:width="11.774cm" svg:height="7.514cm" draw:z-index="3"><draw:image xlink:href="http://www.animal.ahrgr.de/Anims/AnimPics/de/selectionSort4.gif" xlink:type="simple" xlink:show="embed" xlink:actuate="onLoad"/><svg:desc>demo Image, see caption</svg:desc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date>2008-01-24T17:21:16</dc:date>
    <meta:editing-cycles>1</meta:editing-cycles>
    <meta:editing-duration>PT42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2" meta:paragraph-count="14" meta:word-count="102" meta:character-count="724"/>
  </office:meta>
</office:document-meta>
</file>